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color="#ffff00" fo:font-size="72pt" fo:font-weight="bold" style:font-size-asian="72pt" style:font-weight-asian="bold" style:font-size-complex="72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color="#ffff00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16.606cm" svg:height="11.599cm" svg:x="5.08cm" svg:y="4.276cm">
          <draw:text-box>
            <text:p text:style-name="P1"><text:span text:style-name="T1">Lacrosse,</text:span></text:p>
            <text:p text:style-name="P1"><text:span text:style-name="T1">Participation,</text:span></text:p>
            <text:p text:style-name="P1"><text:span text:style-name="T1">and</text:span></text:p>
            <text:p text:style-name="P1"><text:span text:style-name="T1">Open Sour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3" draw:layer="layout" svg:width="27.991cm" svg:height="19.685cm" svg:x="0cm" svg:y="0.661cm">
          <draw:image xlink:href="../paul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3" draw:layer="layout" svg:width="26.233cm" svg:height="21.005cm" svg:x="0.879cm" svg:y="0.001cm">
          <draw:image xlink:href="../Stickball-color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3" draw:layer="layout" svg:width="27.99cm" svg:height="21cm" svg:x="0cm" svg:y="0.003cm">
          <draw:image xlink:href="../Stickball-zoom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3" draw:layer="layout" svg:width="27.94cm" svg:height="20.954cm" svg:x="0cm" svg:y="0cm">
          <draw:image xlink:href="../Box_Lacross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3" draw:layer="layout" svg:width="18.334cm" svg:height="21.005cm" svg:x="4.828cm" svg:y="0.001cm">
          <draw:image xlink:href="../Lacrosse_women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3" draw:layer="layout" svg:width="27.99cm" svg:height="18.586cm" svg:x="0cm" svg:y="1.21cm">
          <draw:image xlink:href="../IMG_183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3" draw:layer="layout" svg:width="27.99cm" svg:height="18.586cm" svg:x="0cm" svg:y="1.21cm">
          <draw:image xlink:href="../IMG_171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3" draw:layer="layout" svg:width="27.991cm" svg:height="19.685cm" svg:x="0cm" svg:y="0.661cm">
          <draw:image xlink:href="../paul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 draw:page-number="3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Luciano Ramalho</meta:initial-creator>
    <meta:creation-date>2010-04-27T10:24:29.34</meta:creation-date>
    <meta:editing-duration>PT00H26M31S</meta:editing-duration>
    <meta:editing-cycles>6</meta:editing-cycles>
    <dc:date>2010-04-27T10:50:59.46</dc:date>
    <dc:creator>Luciano Ramalho</dc:creator>
    <meta:generator>OpenOffice.org/3.1$Win32 OpenOffice.org_project/310m19$Build-9420</meta:generator>
    <meta:document-statistic meta:object-count="48"/>
  </office:meta>
</office:document-meta>
</file>